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4.098cm" table:align="righ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1" style:family="table-row">
      <style:table-row-properties style:min-row-height="0.295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5.199cm" fo:margin-left="-0.132cm" table:align="left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01cm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end" style:justify-single-word="false"/>
      <style:text-properties fo:language="es" fo:country="MX" officeooo:rsid="001857d4" officeooo:paragraph-rsid="001857d4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 officeooo:rsid="001857d4" officeooo:paragraph-rsid="001857d4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MX" officeooo:rsid="001bc39f" officeooo:paragraph-rsid="001bc39f"/>
    </style:style>
    <style:style style:name="P7" style:family="paragraph" style:parent-style-name="Standard">
      <style:text-properties style:font-name="Arial" officeooo:rsid="001857d4" officeooo:paragraph-rsid="001bc39f"/>
    </style:style>
    <style:style style:name="P8" style:family="paragraph" style:parent-style-name="Standard" style:list-style-name="WW8Num5">
      <style:text-properties style:font-name="Arial" officeooo:rsid="001bc39f" officeooo:paragraph-rsid="001bc39f"/>
    </style:style>
    <style:style style:name="P9" style:family="paragraph" style:parent-style-name="Standard" style:master-page-name="MP0">
      <style:paragraph-properties fo:margin-top="0cm" fo:margin-bottom="0.423cm" loext:contextual-spacing="false" fo:text-align="center" style:justify-single-word="false" style:page-number="auto" fo:break-before="page"/>
      <style:text-properties fo:language="es" fo:country="MX"/>
    </style:style>
    <style:style style:name="P10" style:family="paragraph" style:parent-style-name="Predeterminado" style:list-style-name="WW8Num6">
      <style:paragraph-properties fo:text-align="justify" style:justify-single-word="false"/>
      <style:text-properties fo:color="#000000" style:font-name="Arial" officeooo:rsid="001bc39f" officeooo:paragraph-rsid="001bc39f" style:font-name-asian="Times New Roman" style:language-asian="es" style:country-asian="MX" style:font-name-complex="Arial"/>
    </style:style>
    <style:style style:name="T1" style:family="text">
      <style:text-properties officeooo:rsid="001857d4"/>
    </style:style>
    <style:style style:name="T2" style:family="text">
      <style:text-properties officeooo:rsid="001bc39f"/>
    </style:style>
    <style:style style:name="T3" style:family="text">
      <style:text-properties officeooo:rsid="001d44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3">4</text:span>-<text:span text:style-name="T2">nov</text:span>-14</text:p>
          </table:table-cell>
        </table:table-row>
        <table:table-row>
          <table:table-cell table:style-name="Tabla1.A1" office:value-type="string">
            <text:p text:style-name="P2">HORA:</text:p>
          </table:table-cell>
          <table:table-cell table:style-name="Tabla1.B1" office:value-type="string">
            <text:p text:style-name="P3"><text:span text:style-name="T2">07</text:span>:<text:span text:style-name="T2">15</text:span></text:p>
          </table:table-cell>
        </table:table-row>
        <table:table-row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2">Cha<text:span text:style-name="T2">t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Puntos a tratar:</text:p>
          </table:table-cell>
          <table:table-cell table:style-name="Tabla2.B1" office:value-type="string">
            <text:list xml:id="list3031921003553940252" text:style-name="WW8Num6">
              <text:list-item>
                <text:p text:style-name="P10">Realizar modelo de robustes y diagramas de secuencia para las descripciones de los casos de uso ya realizadas</text:p>
                <text:p text:style-name="P10"/>
              </text:list-item>
            </text:list>
          </table:table-cell>
        </table:table-row>
        <table:table-row>
          <table:table-cell table:style-name="Tabla2.A1" office:value-type="string">
            <text:p text:style-name="P4">Acuerdos:</text:p>
          </table:table-cell>
          <table:table-cell table:style-name="Tabla2.B1" office:value-type="string">
            <text:list xml:id="list5672962977555476713" text:style-name="WW8Num5">
              <text:list-item>
                <text:p text:style-name="P8">El encargado de la realizacion de estas actividades es Carlos</text:p>
              </text:list-item>
              <text:list-item>
                <text:p text:style-name="P8">Se deben precentar los avances el proximo viernes</text:p>
              </text:list-item>
              <text:list-item>
                <text:p text:style-name="P8">Si se detectan fallos en las descripcion de los casos de uso realizar las correciones adecuadas.</text:p>
              </text:list-item>
            </text:list>
            <text:p text:style-name="P7"/>
          </table:table-cell>
        </table:table-row>
        <table:table-row>
          <table:table-cell table:style-name="Tabla2.A1" office:value-type="string">
            <text:p text:style-name="P4">Observaciones</text:p>
          </table:table-cell>
          <table:table-cell table:style-name="Tabla2.B1" office:value-type="string">
            <text:p text:style-name="P5">Retrasos considerables.</text:p>
            <text:p text:style-name="P5">Presion de tiempo.</text:p>
            <text:p text:style-name="P6">Falta de personal.</text:p>
          </table:table-cell>
        </table:table-row>
        <table:table-row>
          <table:table-cell table:style-name="Tabla2.A1" office:value-type="string">
            <text:p text:style-name="P4">Asistentes:</text:p>
          </table:table-cell>
          <table:table-cell table:style-name="Tabla2.B1" office:value-type="string">
            <text:p text:style-name="P4">C<text:span text:style-name="T1">arlo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Epígrafe" style:family="paragraph" style:parent-style-name="Standard" style:next-style-name="Standard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determinado" style:family="paragraph">
      <style:paragraph-properties fo:orphans="2" fo:widows="2" fo:hyphenation-ladder-count="no-limit">
        <style:tab-stops>
          <style:tab-stop style:position="1.249cm"/>
        </style:tab-stops>
      </style:paragraph-properties>
      <style:text-properties style:font-name="Calibri" fo:font-family="Calibri" style:font-family-generic="swiss" style:font-pitch="variable" style:language-asian="en" style:country-asian="US" fo:hyphenate="false"/>
    </style:style>
    <style:style style:name="Contents_20_4" style:display-name="Contents 4" style:family="paragraph" style:parent-style-name="Predeterminado" style:class="index">
      <style:paragraph-properties fo:margin-left="1.27cm" fo:margin-right="0cm" fo:hyphenation-ladder-count="no-limit" fo:text-indent="0cm" style:auto-text-indent="false">
        <style:tab-stops>
          <style:tab-stop style:position="22.442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←">
        <style:list-level-properties/>
        <style:text-properties style:font-name="Symbol"/>
      </text:list-level-style-bullet>
      <text:list-level-style-bullet text:level="2" text:style-name="WW_5f_CharLFO1LVL2" text:bullet-char="">
        <style:list-level-properties/>
        <style:text-properties style:font-name="Symbol"/>
      </text:list-level-style-bullet>
      <text:list-level-style-bullet text:level="3" text:style-name="WW_5f_CharLFO1LVL3" text:bullet-char="o">
        <style:list-level-properties/>
        <style:text-properties style:font-name="Courier New"/>
      </text:list-level-style-bullet>
      <text:list-level-style-bullet text:level="4" text:style-name="WW_5f_CharLFO1LVL4" text:bullet-char="">
        <style:list-level-properties/>
        <style:text-properties style:font-name="Wingdings"/>
      </text:list-level-style-bullet>
      <text:list-level-style-bullet text:level="5" text:style-name="WW_5f_CharLFO1LVL5" text:bullet-char="">
        <style:list-level-properties/>
        <style:text-properties style:font-name="Wingdings"/>
      </text:list-level-style-bullet>
      <text:list-level-style-bullet text:level="6" text:style-name="WW_5f_CharLFO1LVL6" text:bullet-char="">
        <style:list-level-properties/>
        <style:text-properties style:font-name="Symbol"/>
      </text:list-level-style-bullet>
      <text:list-level-style-bullet text:level="7" text:style-name="WW_5f_CharLFO1LVL7" text:bullet-char="o">
        <style:list-level-properties/>
        <style:text-properties style:font-name="Courier New"/>
      </text:list-level-style-bullet>
      <text:list-level-style-bullet text:level="8" text:style-name="WW_5f_CharLFO1LVL8" text:bullet-char="">
        <style:list-level-properties/>
        <style:text-properties style:font-name="Wingdings"/>
      </text:list-level-style-bullet>
      <text:list-level-style-bullet text:level="9" text:style-name="WW_5f_CharLFO1LVL9" text:bullet-char="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4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title>Minuta de Reunión sobre: Avances de Investigación</dc:title>
    <meta:initial-creator>CISCO</meta:initial-creator>
    <dc:creator>Carlos R</dc:creator>
    <meta:creation-date>2014-08-29T15:39:00Z</meta:creation-date>
    <dc:date>2014-11-07T03:11:52.364318467</dc:date>
    <meta:print-date>2010-08-25T21:39:00Z</meta:print-date>
    <meta:editing-cycles>14</meta:editing-cycles>
    <meta:editing-duration>PT1H33M21S</meta:editing-duration>
    <meta:document-statistic meta:table-count="2" meta:image-count="0" meta:object-count="0" meta:page-count="1" meta:paragraph-count="23" meta:word-count="98" meta:character-count="639" meta:non-whitespace-character-count="568"/>
    <meta:template xlink:type="simple" xlink:actuate="onRequest" xlink:title="" xlink:href="../minuta10.odt/Normal"/>
  </office:meta>
</office:document-meta>
</file>